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OVA_groups" table:style-name="ta1">
        <table:table-column table:style-name="co1" table:number-columns-repeated="16384" table:default-cell-style-name="ce1"/>
        <table:table-row>
          <table:table-cell office:value-type="string" office:value="Kardio+Styrka group" table:style-name="ce1">
            <text:p>Kardio+Styrka group</text:p>
          </table:table-cell>
          <table:table-cell office:value-type="string" office:value="SDNN" table:style-name="ce1">
            <text:p>SDNN</text:p>
          </table:table-cell>
          <table:table-cell office:value-type="string" office:value="SDNN_groups" table:style-name="ce1">
            <text:p>SDNN_groups</text:p>
          </table:table-cell>
          <table:table-cell office:value-type="string" office:value="RMSSD" table:style-name="ce1">
            <text:p>RMSSD</text:p>
          </table:table-cell>
          <table:table-cell office:value-type="string" office:value="RMSSD_groups" table:style-name="ce1">
            <text:p>RMSSD_groups</text:p>
          </table:table-cell>
          <table:table-cell office:value-type="string" office:value="Tot_pwr" table:style-name="ce1">
            <text:p>Tot_pwr</text:p>
          </table:table-cell>
          <table:table-cell office:value-type="string" office:value="Tot_pwr_groups" table:style-name="ce1">
            <text:p>Tot_pwr_groups</text:p>
          </table:table-cell>
          <table:table-cell office:value-type="string" office:value="LF_pwr" table:style-name="ce1">
            <text:p>LF_pwr</text:p>
          </table:table-cell>
          <table:table-cell office:value-type="string" office:value="LF_pwr_groups" table:style-name="ce1">
            <text:p>LF_pwr_groups</text:p>
          </table:table-cell>
          <table:table-cell office:value-type="string" office:value="HF_pwr" table:style-name="ce1">
            <text:p>HF_pwr</text:p>
          </table:table-cell>
          <table:table-cell office:value-type="string" office:value="SDNN_groups" table:style-name="ce1">
            <text:p>SDNN_groups</text:p>
          </table:table-cell>
          <table:table-cell office:value-type="string" office:value="LF_HF_ratio" table:style-name="ce1">
            <text:p>LF_HF_ratio</text:p>
          </table:table-cell>
          <table:table-cell office:value-type="string" office:value="LF_HF_ratio_groups" table:style-name="ce1">
            <text:p>LF_HF_ratio_groups</text:p>
          </table:table-cell>
        </table:table-row>
        <table:table-row>
          <table:table-cell office:value-type="string" office:value="K1" table:style-name="ce1">
            <text:p>K1</text:p>
          </table:table-cell>
          <table:table-cell office:value-type="string" office:value="46.625" table:style-name="ce1">
            <text:p>46.625</text:p>
          </table:table-cell>
          <table:table-cell office:value-type="string" office:value="a" table:style-name="ce1">
            <text:p>a</text:p>
          </table:table-cell>
          <table:table-cell office:value-type="string" office:value="44.375" table:style-name="ce1">
            <text:p>44.375</text:p>
          </table:table-cell>
          <table:table-cell office:value-type="string" office:value="a" table:style-name="ce1">
            <text:p>a</text:p>
          </table:table-cell>
          <table:table-cell office:value-type="string" office:value="7.6400" table:style-name="ce1">
            <text:p>7.6400</text:p>
          </table:table-cell>
          <table:table-cell office:value-type="string" office:value="a" table:style-name="ce1">
            <text:p>a</text:p>
          </table:table-cell>
          <table:table-cell office:value-type="string" office:value="6.4825" table:style-name="ce1">
            <text:p>6.4825</text:p>
          </table:table-cell>
          <table:table-cell office:value-type="string" office:value="a" table:style-name="ce1">
            <text:p>a</text:p>
          </table:table-cell>
          <table:table-cell office:value-type="string" office:value="6.6725" table:style-name="ce1">
            <text:p>6.6725</text:p>
          </table:table-cell>
          <table:table-cell office:value-type="string" office:value="a" table:style-name="ce1">
            <text:p>a</text:p>
          </table:table-cell>
          <table:table-cell office:value-type="string" office:value="0.975" table:style-name="ce1">
            <text:p>0.975</text:p>
          </table:table-cell>
          <table:table-cell office:value-type="string" office:value="b" table:style-name="ce1">
            <text:p>b</text:p>
          </table:table-cell>
        </table:table-row>
        <table:table-row>
          <table:table-cell office:value-type="string" office:value="K2" table:style-name="ce1">
            <text:p>K2</text:p>
          </table:table-cell>
          <table:table-cell office:value-type="string" office:value="53.000" table:style-name="ce1">
            <text:p>53.000</text:p>
          </table:table-cell>
          <table:table-cell office:value-type="string" office:value="a" table:style-name="ce1">
            <text:p>a</text:p>
          </table:table-cell>
          <table:table-cell office:value-type="string" office:value="42.000" table:style-name="ce1">
            <text:p>42.000</text:p>
          </table:table-cell>
          <table:table-cell office:value-type="string" office:value="a" table:style-name="ce1">
            <text:p>a</text:p>
          </table:table-cell>
          <table:table-cell office:value-type="string" office:value="7.9175" table:style-name="ce1">
            <text:p>7.9175</text:p>
          </table:table-cell>
          <table:table-cell office:value-type="string" office:value="a" table:style-name="ce1">
            <text:p>a</text:p>
          </table:table-cell>
          <table:table-cell office:value-type="string" office:value="6.6550" table:style-name="ce1">
            <text:p>6.6550</text:p>
          </table:table-cell>
          <table:table-cell office:value-type="string" office:value="a" table:style-name="ce1">
            <text:p>a</text:p>
          </table:table-cell>
          <table:table-cell office:value-type="string" office:value="6.5700" table:style-name="ce1">
            <text:p>6.5700</text:p>
          </table:table-cell>
          <table:table-cell office:value-type="string" office:value="a" table:style-name="ce1">
            <text:p>a</text:p>
          </table:table-cell>
          <table:table-cell office:value-type="string" office:value="1.125" table:style-name="ce1">
            <text:p>1.125</text:p>
          </table:table-cell>
          <table:table-cell office:value-type="string" office:value="b" table:style-name="ce1">
            <text:p>b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string" office:value="33.000" table:style-name="ce1">
            <text:p>33.000</text:p>
          </table:table-cell>
          <table:table-cell office:value-type="string" office:value="ab" table:style-name="ce1">
            <text:p>ab</text:p>
          </table:table-cell>
          <table:table-cell office:value-type="string" office:value="14.000" table:style-name="ce1">
            <text:p>14.000</text:p>
          </table:table-cell>
          <table:table-cell office:value-type="string" office:value="b" table:style-name="ce1">
            <text:p>b</text:p>
          </table:table-cell>
          <table:table-cell office:value-type="string" office:value="6.9500" table:style-name="ce1">
            <text:p>6.9500</text:p>
          </table:table-cell>
          <table:table-cell office:value-type="string" office:value="ab" table:style-name="ce1">
            <text:p>ab</text:p>
          </table:table-cell>
          <table:table-cell office:value-type="string" office:value="4.8000" table:style-name="ce1">
            <text:p>4.8000</text:p>
          </table:table-cell>
          <table:table-cell office:value-type="string" office:value="b" table:style-name="ce1">
            <text:p>b</text:p>
          </table:table-cell>
          <table:table-cell office:value-type="string" office:value="3.9700" table:style-name="ce1">
            <text:p>3.9700</text:p>
          </table:table-cell>
          <table:table-cell office:value-type="string" office:value="b" table:style-name="ce1">
            <text:p>b</text:p>
          </table:table-cell>
          <table:table-cell office:value-type="string" office:value="2.250" table:style-name="ce1">
            <text:p>2.250</text:p>
          </table:table-cell>
          <table:table-cell office:value-type="string" office:value="a" table:style-name="ce1">
            <text:p>a</text:p>
          </table:table-cell>
        </table:table-row>
        <table:table-row>
          <table:table-cell office:value-type="string" office:value="S" table:style-name="ce1">
            <text:p>S</text:p>
          </table:table-cell>
          <table:table-cell office:value-type="string" office:value="31.000" table:style-name="ce1">
            <text:p>31.000</text:p>
          </table:table-cell>
          <table:table-cell office:value-type="string" office:value="b" table:style-name="ce1">
            <text:p>b</text:p>
          </table:table-cell>
          <table:table-cell office:value-type="string" office:value="21.500" table:style-name="ce1">
            <text:p>21.500</text:p>
          </table:table-cell>
          <table:table-cell office:value-type="string" office:value="b" table:style-name="ce1">
            <text:p>b</text:p>
          </table:table-cell>
          <table:table-cell office:value-type="string" office:value="6.8575" table:style-name="ce1">
            <text:p>6.8575</text:p>
          </table:table-cell>
          <table:table-cell office:value-type="string" office:value="b" table:style-name="ce1">
            <text:p>b</text:p>
          </table:table-cell>
          <table:table-cell office:value-type="string" office:value="5.1625" table:style-name="ce1">
            <text:p>5.1625</text:p>
          </table:table-cell>
          <table:table-cell office:value-type="string" office:value="b" table:style-name="ce1">
            <text:p>b</text:p>
          </table:table-cell>
          <table:table-cell office:value-type="string" office:value="5.1475" table:style-name="ce1">
            <text:p>5.1475</text:p>
          </table:table-cell>
          <table:table-cell office:value-type="string" office:value="b" table:style-name="ce1">
            <text:p>b</text:p>
          </table:table-cell>
          <table:table-cell office:value-type="string" office:value="1.025" table:style-name="ce1">
            <text:p>1.025</text:p>
          </table:table-cell>
          <table:table-cell office:value-type="string" office:value="b" table:style-name="ce1">
            <text:p>b</text:p>
          </table:table-cell>
        </table:table-row>
      </table:table>
      <table:table table:name="ANOVA_significance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SDNN" table:style-name="ce1">
            <text:p>SDNN</text:p>
          </table:table-cell>
          <table:table-cell office:value-type="string" office:value="RMSSD" table:style-name="ce1">
            <text:p>RMSSD</text:p>
          </table:table-cell>
          <table:table-cell office:value-type="string" office:value="Tot_pwr" table:style-name="ce1">
            <text:p>Tot_pwr</text:p>
          </table:table-cell>
          <table:table-cell office:value-type="string" office:value="LF_pwr" table:style-name="ce1">
            <text:p>LF_pwr</text:p>
          </table:table-cell>
          <table:table-cell office:value-type="string" office:value="HF_pwr" table:style-name="ce1">
            <text:p>HF_pwr</text:p>
          </table:table-cell>
          <table:table-cell office:value-type="string" office:value="LF_HF_ratio" table:style-name="ce1">
            <text:p>LF_HF_ratio</text:p>
          </table:table-cell>
        </table:table-row>
        <table:table-row>
          <table:table-cell office:value-type="string" office:value="P value" table:style-name="ce1">
            <text:p>P value</text:p>
          </table:table-cell>
          <table:table-cell office:value-type="float" office:value="0.00997935983910989" table:style-name="ce1">
            <text:p>0.00997935983910989</text:p>
          </table:table-cell>
          <table:table-cell office:value-type="float" office:value="0.000897702883229632" table:style-name="ce1">
            <text:p>0.000897702883229632</text:p>
          </table:table-cell>
          <table:table-cell office:value-type="float" office:value="0.00861459084661315" table:style-name="ce1">
            <text:p>0.00861459084661315</text:p>
          </table:table-cell>
          <table:table-cell office:value-type="float" office:value="3.28971578466192e-05" table:style-name="ce1">
            <text:p>3.28971578466192e-05</text:p>
          </table:table-cell>
          <table:table-cell office:value-type="float" office:value="1.47586728363274e-05" table:style-name="ce1">
            <text:p>1.47586728363274e-05</text:p>
          </table:table-cell>
          <table:table-cell office:value-type="float" office:value="0.00802372616465761" table:style-name="ce1">
            <text:p>0.00802372616465761</text:p>
          </table:table-cell>
        </table:table-row>
        <table:table-row>
          <table:table-cell office:value-type="string" office:value="F value" table:style-name="ce1">
            <text:p>F value</text:p>
          </table:table-cell>
          <table:table-cell office:value-type="float" office:value="5.56705768741621" table:style-name="ce1">
            <text:p>5.56705768741621</text:p>
          </table:table-cell>
          <table:table-cell office:value-type="float" office:value="9.95953864280283" table:style-name="ce1">
            <text:p>9.95953864280283</text:p>
          </table:table-cell>
          <table:table-cell office:value-type="float" office:value="5.79514954943608" table:style-name="ce1">
            <text:p>5.79514954943608</text:p>
          </table:table-cell>
          <table:table-cell office:value-type="float" office:value="19.0236091542748" table:style-name="ce1">
            <text:p>19.0236091542748</text:p>
          </table:table-cell>
          <table:table-cell office:value-type="float" office:value="21.9406975991086" table:style-name="ce1">
            <text:p>21.9406975991086</text:p>
          </table:table-cell>
          <table:table-cell office:value-type="float" office:value="5.90702070980493" table:style-name="ce1">
            <text:p>5.90702070980493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